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</style:style>
    <style:style style:name="P3" style:family="paragraph" style:parent-style-name="Standard">
      <style:paragraph-properties fo:line-height="0.388cm" style:snap-to-layout-grid="false"/>
    </style:style>
    <style:style style:name="P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style:font-name-complex="Arial"/>
    </style:style>
    <style:style style:name="P11" style:family="paragraph" style:parent-style-name="Header">
      <style:paragraph-properties style:snap-to-layout-grid="false">
        <style:tab-stops/>
      </style:paragraph-properties>
    </style:style>
    <style:style style:name="P12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3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4" style:family="paragraph" style:parent-style-name="Prénom_20_NOM">
      <style:text-properties fo:font-weight="normal" style:font-weight-asian="normal"/>
    </style:style>
    <style:style style:name="P15" style:family="paragraph" style:parent-style-name="Prénom_20_NOM">
      <style:text-properties fo:font-weight="normal" style:font-weight-asian="normal" style:font-weight-complex="bold"/>
    </style:style>
    <style:style style:name="P16" style:family="paragraph" style:parent-style-name="Header">
      <style:paragraph-properties fo:line-height="0.459cm" style:snap-to-layout-grid="false">
        <style:tab-stops/>
      </style:paragraph-properties>
      <style:text-properties fo:color="#0000ff" style:font-name="Arial" fo:font-size="11pt" style:font-size-asian="11pt" style:font-name-complex="Arial" style:font-size-complex="11pt"/>
    </style:style>
    <style:style style:name="P17" style:family="paragraph" style:parent-style-name="Standard">
      <style:paragraph-properties fo:line-height="0.388cm" style:snap-to-layout-grid="false"/>
      <style:text-properties fo:color="#0000ff" style:font-name="Arial" fo:font-size="8pt" fo:language="en" fo:country="GB" style:font-size-asian="8pt" style:font-name-complex="Arial" style:font-size-complex="8pt"/>
    </style:style>
    <style:style style:name="P18" style:family="paragraph" style:parent-style-name="Standard">
      <style:paragraph-properties fo:line-height="0.388cm" style:snap-to-layout-grid="false"/>
      <style:text-properties fo:color="#0000ff" style:font-name="Arial" fo:font-size="8pt" style:font-size-asian="8pt" style:font-name-complex="Arial" style:font-size-complex="8pt"/>
    </style:style>
    <style:style style:name="P19" style:family="paragraph" style:parent-style-name="Standard">
      <style:text-properties fo:color="#0000ff" style:font-name-complex="Arial"/>
    </style:style>
    <style:style style:name="P20" style:family="paragraph" style:parent-style-name="Standard">
      <style:paragraph-properties fo:line-height="0.459cm"/>
      <style:text-properties fo:color="#0000ff" style:font-name-complex="Arial" style:font-size-complex="11pt"/>
    </style:style>
    <style:style style:name="P21" style:family="paragraph" style:parent-style-name="Standard">
      <style:paragraph-properties fo:line-height="0.459cm"/>
    </style:style>
    <style:style style:name="P22" style:family="paragraph" style:parent-style-name="Standard">
      <style:paragraph-properties fo:line-height="0.459cm" style:snap-to-layout-grid="false"/>
    </style:style>
    <style:style style:name="P23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ff" style:font-name="Arial" fo:font-size="8pt" style:font-size-asian="8pt" style:font-name-complex="Arial"/>
    </style:style>
    <style:style style:name="T5" style:family="text">
      <style:text-properties fo:color="#0000ff" style:font-name="Arial" fo:font-size="11pt" style:font-size-asian="11pt" style:font-name-complex="Arial" style:font-size-complex="11pt"/>
    </style:style>
    <style:style style:name="T6" style:family="text">
      <style:text-properties fo:color="#0000ff" style:font-name="Arial" fo:font-size="11pt" style:font-size-asian="11pt" style:font-size-complex="11pt"/>
    </style:style>
    <style:style style:name="T7" style:family="text">
      <style:text-properties fo:color="#0000ff" fo:font-weight="bold" style:font-weight-asian="bold" style:font-name-complex="Arial" style:font-size-complex="11pt"/>
    </style:style>
    <style:style style:name="T8" style:family="text">
      <style:text-properties fo:color="#0000ff" fo:font-weight="bold" style:font-weight-asian="bold" style:font-size-complex="11pt"/>
    </style:style>
    <style:style style:name="T9" style:family="text">
      <style:text-properties fo:color="#0000ff" style:font-name-complex="Arial" style:font-size-complex="11pt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float" office:value="0" text:name="passagecommissionep_impressionconvocation"/>
        <text:user-field-decl office:value-type="string" office:string-value="" text:name="dossierep_nonrespectsanctionep93_origine"/>
        <text:user-field-decl office:value-type="string" office:string-value="" text:name="dossierep_nonrespectsanctionep93_contratinsertion_structurereferente_lib_struc"/>
        <text:user-field-decl office:value-type="string" office:string-value="" text:name="dossierep_nonrespectsanctionep93_contratinsertion_structurereferente_num_voie"/>
        <text:user-field-decl office:value-type="string" office:string-value="" text:name="dossierep_nonrespectsanctionep93_contratinsertion_structurereferente_type_voie"/>
        <text:user-field-decl office:value-type="string" office:string-value="" text:name="dossierep_nonrespectsanctionep93_contratinsertion_structurereferente_nom_voie"/>
        <text:user-field-decl office:value-type="string" office:string-value="" text:name="dossierep_nonrespectsanctionep93_contratinsertion_structurereferente_code_postal"/>
        <text:user-field-decl office:value-type="string" office:string-value="" text:name="dossierep_nonrespectsanctionep93_contratinsertion_structurereferente_ville"/>
        <text:user-field-decl office:value-type="string" office:string-value="" text:name="dossierep_nonrespectsanctionep93_orientstruct_structurereferente_lib_struc"/>
        <text:user-field-decl office:value-type="string" office:string-value="" text:name="dossierep_nonrespectsanctionep93_orientstruct_structurereferente_num_voie"/>
        <text:user-field-decl office:value-type="string" office:string-value="" text:name="dossierep_nonrespectsanctionep93_orientstruct_structurereferente_type_voie"/>
        <text:user-field-decl office:value-type="string" office:string-value="" text:name="dossierep_nonrespectsanctionep93_orientstruct_structurereferente_nom_voie"/>
        <text:user-field-decl office:value-type="string" office:string-value="" text:name="dossierep_nonrespectsanctionep93_orientstruct_structurereferente_code_postal"/>
        <text:user-field-decl office:value-type="string" office:string-value="" text:name="dossierep_nonrespectsanctionep93_orientstruct_structurereferente_ville"/>
        <text:user-field-decl office:value-type="string" office:string-value="" text:name="dossierep_nonrespectsanctionep93_historiqueetatpe_orientstruct_structurereferente_lib_struc"/>
        <text:user-field-decl office:value-type="string" office:string-value="" text:name="dossierep_nonrespectsanctionep93_historiqueetatpe_orientstruct_structurereferente_num_voie"/>
        <text:user-field-decl office:value-type="string" office:string-value="" text:name="dossierep_nonrespectsanctionep93_historiqueetatpe_orientstruct_structurereferente_type_voie"/>
        <text:user-field-decl office:value-type="string" office:string-value="" text:name="dossierep_nonrespectsanctionep93_historiqueetatpe_orientstruct_structurereferente_nom_voie"/>
        <text:user-field-decl office:value-type="string" office:string-value="" text:name="dossierep_nonrespectsanctionep93_historiqueetatpe_orientstruct_structurereferente_code_postal"/>
        <text:user-field-decl office:value-type="string" office:string-value="" text:name="dossierep_nonrespectsanctionep93_historiqueetatpe_orientstruct_structurereferente_ville"/>
        <text:user-field-decl office:value-type="string" office:string-value="" text:name="dossierep_nonrespectsanctionep93_propopdo_structurereferente_lib_struc"/>
        <text:user-field-decl office:value-type="string" office:string-value="" text:name="dossierep_nonrespectsanctionep93_propopdo_structurereferente_num_voie"/>
        <text:user-field-decl office:value-type="string" office:string-value="" text:name="dossierep_nonrespectsanctionep93_propopdo_structurereferente_type_voie"/>
        <text:user-field-decl office:value-type="string" office:string-value="" text:name="dossierep_nonrespectsanctionep93_propopdo_structurereferente_nom_voie"/>
        <text:user-field-decl office:value-type="string" office:string-value="" text:name="dossierep_nonrespectsanctionep93_propopdo_structurereferente_code_postal"/>
        <text:user-field-decl office:value-type="string" office:string-value="" text:name="dossierep_nonrespectsanctionep93_propopdo_structurereferente_ville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float" office:value="0" text:name="decisionnonrespectsanctionep93_0_datefinsursis"/>
        <text:user-field-decl office:value-type="string" office:string-value="" text:name="dossier_matricule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user_numtel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nomnai"/>
        <text:user-field-decl office:value-type="string" office:string-value="" text:name="personne_prenom"/>
        <text:user-field-decl office:value-type="string" office:string-value="" text:name="personne_prenom2"/>
        <text:user-field-decl office:value-type="string" office:string-value="" text:name="personne_prenom3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lieudist"/>
        <text:user-field-decl office:value-type="float" office:value="0" text:name="passagecommissionep_impressiondecision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1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22"><text:span text:style-name="T7"><text:user-field-get text:name="personne_qual"/></text:span><text:span text:style-name="T8"> </text:span><text:span text:style-name="T7"><text:user-field-get text:name="personne_nom"/></text:span><text:span text:style-name="T7"> </text:span><text:span text:style-name="T7"><text:user-field-get text:name="personne_nomnai"/></text:span><text:span text:style-name="T7"> </text:span><text:span text:style-name="T7"><text:user-field-get text:name="personne_prenom"/></text:span></text:p>
            <text:p text:style-name="P20"><text:user-field-get text:name="personne_prenom2"/> <text:user-field-get text:name="personne_prenom3"/></text:p>
            <text:p text:style-name="P21"><text:span text:style-name="T9"><text:user-field-get text:name="adresse_numvoie"/></text:span><text:span text:style-name="T9">, <text:s/></text:span><text:span text:style-name="T9"><text:user-field-get text:name="adresse_typevoie"/></text:span><text:span text:style-name="T9"> </text:span><text:span text:style-name="T9"><text:user-field-get text:name="adresse_nomvoie"/></text:span><text:span text:style-name="T9"> </text:span><text:span text:style-name="T9"><text:user-field-get text:name="adresse_complideadr"/></text:span></text:p>
            <text:p text:style-name="P19"><text:user-field-get text:name="adresse_compladr"/> <text:user-field-get text:name="adresse_lieudist"/></text:p>
            <text:p text:style-name="P16"><text:span text:style-name="T3"><text:user-field-get text:name="adresse_codepos"/></text:span><text:span text:style-name="T3"> </text:span><text:span text:style-name="T3"><text:user-field-get text:name="adresse_locaadr"/></text:span></text:p>
          </table:table-cell>
        </table:table-row>
        <table:table-row table:style-name="Tableau1.4">
          <table:table-cell table:style-name="Tableau1.A1" office:value-type="string">
            <text:p text:style-name="P5"><field:fieldmark-start text:name="__Fieldmark__2844_307419805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3"><field:fieldmark-start text:name="__Fieldmark__2856_307419805" field:type="vnd.oasis.opendocument.field.FORMTEXT"><field:param field:name="Description" field:value=""/><field:param field:name="Name" field:value="Texte6"/></field:fieldmark-start><text:span text:style-name="T2">DPAS/SIS/BADA/SUSPENSION</text:span><text:span text:style-name="T2">/HP/KL/201</text:span>1</text:p>
            <text:p text:style-name="P2"><field:fieldmark-end/><field:fieldmark-end/><text:span text:style-name="T4">Matricule CAF : </text:span><text:span text:style-name="T4"><text:user-field-get text:name="dossier_matricule"/>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field:fieldmark-start text:name="__Fieldmark__2864_307419805" field:type="vnd.oasis.opendocument.field.FORMTEXT"><field:param field:name="Description" field:value=""/><field:param field:name="Name" field:value=""/></field:fieldmark-start>Affaire suivie par : <field:fieldmark-end/></text:p>
          </table:table-cell>
          <table:covered-table-cell/>
          <table:table-cell table:style-name="Tableau1.A1" office:value-type="string">
            <text:p text:style-name="P17"><text:user-field-get text:name="user_nom"/> <text:user-field-get text:name="user_prenom"/>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field:fieldmark-start text:name="__Fieldmark__2873_307419805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18"><text:user-field-get text:name="user_numtel"/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23" text:outline-level="4">Bobigny, le <text:user-field-get style:data-style-name="N36" text:name="passagecommissionep_impressiondecision">30/12/1899</text:user-field-get></text:h>
          </table:table-cell>
          <table:covered-table-cell/>
          <table:covered-table-cell/>
          <table:covered-table-cell/>
          <table:covered-table-cell/>
        </table:table-row>
      </table:table>
      <text:p text:style-name="P9"/>
      <text:p text:style-name="P9"/>
      <text:p text:style-name="P9"/>
      <text:p text:style-name="P9"><text:span text:style-name="T5"><text:user-field-get text:name="personne_qual"/></text:span>,</text:p>
      <text:p text:style-name="P9"/>
      <text:p text:style-name="P9">Comme je vous l’indiquai dans mon courrier du <text:user-field-get style:data-style-name="N36" text:name="passagecommissionep_impressionconvocation">30/12/1899</text:user-field-get>, l’équipe pluridisciplinaire a examiné votre situation.</text:p>
      <text:p text:style-name="P9"/>
      <text:p text:style-name="P9">L’équipe pluridisciplinaire a décidé d'annuler votre passage en commission du à une demande de suspension pour l'heure.</text:p>
      <text:p text:style-name="P9"/>
      <text:p text:style-name="P13">Je reste à votre entière disposition pour tout renseignement complémentaire.</text:p>
      <text:p text:style-name="P9"/>
      <text:p text:style-name="P10">Je vous prie d’agréer, <text:span text:style-name="T6"><text:user-field-get text:name="personne_qual"/></text:span>, l’expression de mes salutations distinguées.</text:p>
      <text:p text:style-name="Texte_20_de_20_saisie"/>
      <text:p text:style-name="Texte_20_de_20_saisie"/>
      <text:p text:style-name="Texte_20_de_20_saisie"/>
      <text:p text:style-name="Prénom_20_NOM">Hélène Pont</text:p>
      <text:p text:style-name="P15">Chef de Bureau Adjointe de l’Accès </text:p>
      <text:p text:style-name="P14">au Droit et de l’Allo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19:00</meta:creation-date>
    <dc:creator>Christian Buffin</dc:creator>
    <dc:date>2011-11-10T17:06:01</dc:date>
    <meta:print-date>2011-03-28T11:59:00</meta:print-date>
    <meta:editing-cycles>33</meta:editing-cycles>
    <meta:editing-duration>PT4H28M31S</meta:editing-duration>
    <meta:generator>LibreOffice/3.3$Linux LibreOffice_project/330m19$Build-202</meta:generator>
    <meta:document-statistic meta:table-count="1" meta:image-count="0" meta:object-count="0" meta:page-count="1" meta:paragraph-count="21" meta:word-count="91" meta:character-count="599"/>
    <meta:user-defined meta:name="Info 1"/>
    <meta:user-defined meta:name="Info 2"/>
    <meta:user-defined meta:name="Info 3"/>
    <meta:user-defined meta:name="Info 4"/>
  </office:meta>
</office:document-meta>
</file>